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8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6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16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SML-Calculation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6" table:number-columns-repeated="1016" table:default-cell-style-name="ce3"/>
        <table:table-row table:style-name="ro1">
          <table:table-cell table:style-name="ce1" office:value-type="string" calcext:value-type="string">
            <text:p>Total Assets</text:p>
          </table:table-cell>
          <table:table-cell table:formula="of:=[.B12]" office:value-type="float" office:value="0.0016" calcext:value-type="float">
            <text:p>0.0016</text:p>
          </table:table-cell>
          <table:table-cell table:style-name="ce3"/>
          <table:table-cell table:style-name="ce3" office:value-type="string" calcext:value-type="string" table:number-columns-spanned="3" table:number-rows-spanned="1">
            <text:p>SUM of Current Assets</text:p>
          </table:table-cell>
          <table:covered-table-cell table:style-name="ce3"/>
          <table:covered-table-cell/>
          <table:table-cell table:number-columns-repeated="1018"/>
        </table:table-row>
        <table:table-row table:style-name="ro1">
          <table:table-cell table:style-name="ce1" office:value-type="string" calcext:value-type="string">
            <text:p>Total Paid</text:p>
          </table:table-cell>
          <table:table-cell table:style-name="ce4" table:formula="of:=[.D12]" office:value-type="currency" office:currency="USD" office:value="1.07" calcext:value-type="currency">
            <text:p>$1.07</text:p>
          </table:table-cell>
          <table:table-cell/>
          <table:table-cell table:style-name="ce3" office:value-type="string" calcext:value-type="string" table:number-columns-spanned="3" table:number-rows-spanned="1">
            <text:p>Average Total Cost Basis Current</text:p>
          </table:table-cell>
          <table:covered-table-cell table:style-name="ce3"/>
          <table:covered-table-cell/>
          <table:table-cell table:number-columns-repeated="1018"/>
        </table:table-row>
        <table:table-row table:style-name="ro1">
          <table:table-cell table:style-name="ce1" office:value-type="string" calcext:value-type="string">
            <text:p>Cost Average</text:p>
          </table:table-cell>
          <table:table-cell table:style-name="ce4" table:formula="of:=ROUND([.B2]/[.B1]; 2)" office:value-type="currency" office:currency="USD" office:value="668.75" calcext:value-type="currency">
            <text:p>$668.75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fit / Loss</text:p>
          </table:table-cell>
          <table:table-cell table:style-name="ce4" table:formula="of:=[.B6]-[.B2]" office:value-type="currency" office:currency="USD" office:value="0.0599999999999998" calcext:value-type="currency">
            <text:p>$0.06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% Profit / Loss</text:p>
          </table:table-cell>
          <table:table-cell table:style-name="ce5" table:formula="of:=[.B4]/[.B2]" office:value-type="percentage" office:value="0.05607476635514" calcext:value-type="percentage">
            <text:p>5.61%</text:p>
          </table:table-cell>
          <table:table-cell table:style-name="ce5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Current Value</text:p>
          </table:table-cell>
          <table:table-cell table:style-name="ce4" table:formula="of:=ROUNDDOWN([.B1]*[.B7]; 2)" office:value-type="currency" office:currency="USD" office:value="1.13" calcext:value-type="currency">
            <text:p>$1.13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Current Price</text:p>
          </table:table-cell>
          <table:table-cell table:style-name="ce4" table:formula="of:=710.99" office:value-type="currency" office:currency="USD" office:value="710.99" calcext:value-type="currency">
            <text:p>$710.99</text:p>
          </table:table-cell>
          <table:table-cell/>
          <table:table-cell table:style-name="ce3" office:value-type="string" calcext:value-type="string" table:number-columns-spanned="3" table:number-rows-spanned="1">
            <text:p>Manually Entered Price</text:p>
          </table:table-cell>
          <table:covered-table-cell table:style-name="ce3"/>
          <table:covered-table-cell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Date Acquired</text:p>
          </table:table-cell>
          <table:table-cell table:style-name="ce1" office:value-type="string" calcext:value-type="string">
            <text:p>Number of Coins</text:p>
          </table:table-cell>
          <table:table-cell table:style-name="ce1" office:value-type="string" calcext:value-type="string">
            <text:p>Exchange Price</text:p>
          </table:table-cell>
          <table:table-cell table:style-name="ce1" office:value-type="string" calcext:value-type="string">
            <text:p>Cost Basis</text:p>
          </table:table-cell>
          <table:table-cell table:style-name="ce1" office:value-type="string" calcext:value-type="string">
            <text:p>Current Value</text:p>
          </table:table-cell>
          <table:table-cell table:style-name="ce1" office:value-type="string" calcext:value-type="string">
            <text:p>Sold Pr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-31-2024</text:p>
          </table:table-cell>
          <table:table-cell table:style-name="ce6" table:formula="of:=ROUND(SUM([.B13:.B17]); 4)" office:value-type="float" office:value="0.0016" calcext:value-type="float">
            <text:p>0.0016</text:p>
          </table:table-cell>
          <table:table-cell table:style-name="ce8" table:formula="of:=[.D12]/[.B12]" office:value-type="currency" office:currency="USD" office:value="668.75" calcext:value-type="currency">
            <text:p>$668.75</text:p>
          </table:table-cell>
          <table:table-cell table:style-name="ce8" table:formula="of:=ROUNDDOWN(SUM([.D14:.D17])-[.D17]-[.D16]-[.D15]-[.D26]; 2)" office:value-type="currency" office:currency="USD" office:value="1.07" calcext:value-type="currency">
            <text:p>$1.07</text:p>
          </table:table-cell>
          <table:table-cell table:style-name="ce8" table:formula="of:=ROUNDDOWN([.B12]*[.B7]; 2)" office:value-type="currency" office:currency="USD" office:value="1.13" calcext:value-type="currency">
            <text:p>$1.13</text:p>
          </table:table-cell>
          <table:table-cell table:style-name="ce8"/>
          <table:table-cell table:style-name="ce2" table:number-columns-repeated="1018"/>
        </table:table-row>
        <table:table-row table:style-name="ro1">
          <table:table-cell office:value-type="string" calcext:value-type="string">
            <text:p>Dec-02-2-24</text:p>
          </table:table-cell>
          <table:table-cell table:style-name="ce6" table:formula="of:=[.D13]/[.C13]" office:value-type="float" office:value="-0.0399971753407245" calcext:value-type="float">
            <text:p>-0.0400</text:p>
          </table:table-cell>
          <table:table-cell table:style-name="ce8" table:formula="of:=708.05" office:value-type="currency" office:currency="USD" office:value="708.05" calcext:value-type="currency">
            <text:p>$708.05</text:p>
          </table:table-cell>
          <table:table-cell table:style-name="ce8" table:formula="of:=-28.32" office:value-type="currency" office:currency="USD" office:value="-28.32" calcext:value-type="currency">
            <text:p>-$28.32</text:p>
          </table:table-cell>
          <table:table-cell table:style-name="ce8"/>
          <table:table-cell table:style-name="ce8" table:formula="of:=28.32" office:value-type="currency" office:currency="USD" office:value="28.32" calcext:value-type="currency">
            <text:p>$28.32</text:p>
          </table:table-cell>
          <table:table-cell table:style-name="ce4" office:value-type="string" calcext:value-type="string">
            <text:p>Remainder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Oct-31-2024</text:p>
          </table:table-cell>
          <table:table-cell table:style-name="ce7" table:formula="of:=[.D14]/[.C14]" office:value-type="float" office:value="0.0140029761904762" calcext:value-type="float">
            <text:p>0.0140</text:p>
          </table:table-cell>
          <table:table-cell table:formula="of:=672" office:value-type="currency" office:currency="USD" office:value="672" calcext:value-type="currency">
            <text:p>$672.00</text:p>
          </table:table-cell>
          <table:table-cell table:formula="of:=9.41" office:value-type="currency" office:currency="USD" office:value="9.41" calcext:value-type="currency">
            <text:p>$9.41</text:p>
          </table:table-cell>
          <table:table-cell table:formula="of:=[.B14]*[.B7]" office:value-type="currency" office:currency="USD" office:value="9.95597604166667" calcext:value-type="currency">
            <text:p>$9.96</text:p>
          </table:table-cell>
          <table:table-cell/>
          <table:table-cell table:style-name="ce9" table:formula="of:=SUM([.B14:.B17])/[.B13]" office:value-type="float" office:value="-1.04007220300742" calcext:value-type="float">
            <text:p>-1.0400722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t-16-2024</text:p>
          </table:table-cell>
          <table:table-cell table:style-name="ce7" table:formula="of:=[.D15]/[.C15]" office:value-type="float" office:value="0.0139929308062663" calcext:value-type="float">
            <text:p>0.0140</text:p>
          </table:table-cell>
          <table:table-cell table:formula="of:=687.49" office:value-type="currency" office:currency="USD" office:value="687.49" calcext:value-type="currency">
            <text:p>$687.49</text:p>
          </table:table-cell>
          <table:table-cell table:formula="of:=9.62" office:value-type="currency" office:currency="USD" office:value="9.62" calcext:value-type="currency">
            <text:p>$9.62</text:p>
          </table:table-cell>
          <table:table-cell table:formula="of:=[.B15]*[.B7]" office:value-type="currency" office:currency="USD" office:value="9.94883387394726" calcext:value-type="currency">
            <text:p>$9.95</text:p>
          </table:table-cell>
          <table:table-cell/>
          <table:table-cell table:style-name="ce9" table:formula="of:=SUM([.B15:.B17])/[.B13]" office:value-type="float" office:value="-0.689973075476822" calcext:value-type="float">
            <text:p>-0.689973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t-15-2024</text:p>
          </table:table-cell>
          <table:table-cell table:style-name="ce7" table:formula="of:=[.D16]/[.C16]" office:value-type="float" office:value="0.0130040432739591" calcext:value-type="float">
            <text:p>0.0130</text:p>
          </table:table-cell>
          <table:table-cell table:formula="of:=732.08" office:value-type="currency" office:currency="USD" office:value="732.08" calcext:value-type="currency">
            <text:p>$732.08</text:p>
          </table:table-cell>
          <table:table-cell table:formula="of:=9.52" office:value-type="currency" office:currency="USD" office:value="9.52" calcext:value-type="currency">
            <text:p>$9.52</text:p>
          </table:table-cell>
          <table:table-cell table:formula="of:=[.B16]*[.B7]" office:value-type="currency" office:currency="USD" office:value="9.2457447273522" calcext:value-type="currency">
            <text:p>$9.25</text:p>
          </table:table-cell>
          <table:table-cell/>
          <table:table-cell table:style-name="ce9" table:formula="of:=SUM([.B16:.B17])/[.B13]" office:value-type="float" office:value="-0.340125100286962" calcext:value-type="float">
            <text:p>-0.340125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-25-2024</text:p>
          </table:table-cell>
          <table:table-cell table:style-name="ce7" table:formula="of:=ROUND(SUM([.B18:.B21]); 4)" office:value-type="float" office:value="0.0006" calcext:value-type="float">
            <text:p>0.0006</text:p>
          </table:table-cell>
          <table:table-cell table:formula="of:=[.D17]/[.B17]" office:value-type="currency" office:currency="USD" office:value="866.666666666667" calcext:value-type="currency">
            <text:p>$866.67</text:p>
          </table:table-cell>
          <table:table-cell table:formula="of:=ROUNDDOWN(SUM([.D19:.D21])-[.D21]-[.D20]-[.D25]; 2)" office:value-type="currency" office:currency="USD" office:value="0.52" calcext:value-type="currency">
            <text:p>$0.52</text:p>
          </table:table-cell>
          <table:table-cell table:formula="of:=[.B17]*[.B7]" office:value-type="currency" office:currency="USD" office:value="0.426594" calcext:value-type="currency">
            <text:p>$0.43</text:p>
          </table:table-cell>
          <table:table-cell/>
          <table:table-cell table:style-name="ce9" table:formula="of:=[.B17]/[.B13]" office:value-type="float" office:value="-0.0150010593220339" calcext:value-type="float">
            <text:p>-0.0150010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-31-2024</text:p>
          </table:table-cell>
          <table:table-cell table:style-name="ce7" table:formula="of:=[.D18]/[.C18]" office:value-type="float" office:value="-0.0313953488372093" calcext:value-type="float">
            <text:p>-0.0314</text:p>
          </table:table-cell>
          <table:table-cell office:value-type="currency" office:currency="USD" office:value="920.2" calcext:value-type="currency">
            <text:p>$920.20</text:p>
          </table:table-cell>
          <table:table-cell table:formula="of:=-28.89" office:value-type="currency" office:currency="USD" office:value="-28.89" calcext:value-type="currency">
            <text:p>-$28.89</text:p>
          </table:table-cell>
          <table:table-cell/>
          <table:table-cell table:style-name="ce4" table:formula="of:=ABS([.B18])*[.C18]" office:value-type="currency" office:currency="USD" office:value="28.89" calcext:value-type="currency">
            <text:p>$28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l-25-2024</text:p>
          </table:table-cell>
          <table:table-cell table:style-name="ce7" table:formula="of:=[.D19]/[.C19]" office:value-type="float" office:value="0.0110044270683608" calcext:value-type="float">
            <text:p>0.0110</text:p>
          </table:table-cell>
          <table:table-cell table:formula="of:=869.65" office:value-type="currency" office:currency="USD" office:value="869.65" calcext:value-type="currency">
            <text:p>$869.65</text:p>
          </table:table-cell>
          <table:table-cell table:formula="of:=9.57" office:value-type="currency" office:currency="USD" office:value="9.57" calcext:value-type="currency">
            <text:p>$9.57</text:p>
          </table:table-cell>
          <table:table-cell table:formula="of:=[.B19]*[.B7]" office:value-type="currency" office:currency="USD" office:value="7.82403760133387" calcext:value-type="currency">
            <text:p>$7.82</text:p>
          </table:table-cell>
          <table:table-cell/>
          <table:table-cell table:style-name="ce9" table:formula="of:=SUM([.B19:.B21])/[.B18]" office:value-type="float" office:value="-1.01930909516132" calcext:value-type="float">
            <text:p>-1.019309095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Jul-19-2024</text:p>
          </table:table-cell>
          <table:table-cell table:style-name="ce7" table:formula="of:=[.D20]/[.C20]" office:value-type="float" office:value="0.0110016857421702" calcext:value-type="float">
            <text:p>0.0110</text:p>
          </table:table-cell>
          <table:table-cell table:formula="of:=901.68" office:value-type="currency" office:currency="USD" office:value="901.68" calcext:value-type="currency">
            <text:p>$901.68</text:p>
          </table:table-cell>
          <table:table-cell table:formula="of:=9.92" office:value-type="currency" office:currency="USD" office:value="9.92" calcext:value-type="currency">
            <text:p>$9.92</text:p>
          </table:table-cell>
          <table:table-cell table:formula="of:=[.B20]*[.B7]" office:value-type="currency" office:currency="USD" office:value="7.82208854582557" calcext:value-type="currency">
            <text:p>$7.82</text:p>
          </table:table-cell>
          <table:table-cell/>
          <table:table-cell table:style-name="ce9" table:formula="of:=SUM([.B20:.B21])/[.B18]" office:value-type="float" office:value="-0.668797714465382" calcext:value-type="float">
            <text:p>-0.668797714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Jul-17-2024</text:p>
          </table:table-cell>
          <table:table-cell table:style-name="ce7" table:formula="of:=[.D21]/[.C21]" office:value-type="float" office:value="0.00999545180499878" calcext:value-type="float">
            <text:p>0.0100</text:p>
          </table:table-cell>
          <table:table-cell table:formula="of:=945.43" office:value-type="currency" office:currency="USD" office:value="945.43" calcext:value-type="currency">
            <text:p>$945.43</text:p>
          </table:table-cell>
          <table:table-cell table:formula="of:=9.45" office:value-type="currency" office:currency="USD" office:value="9.45" calcext:value-type="currency">
            <text:p>$9.45</text:p>
          </table:table-cell>
          <table:table-cell table:formula="of:=[.B21]*[.B7]" office:value-type="currency" office:currency="USD" office:value="7.10666627883609" calcext:value-type="currency">
            <text:p>$7.11</text:p>
          </table:table-cell>
          <table:table-cell/>
          <table:table-cell table:style-name="ce9" table:formula="of:=[.B21]/[.B18]" office:value-type="float" office:value="-0.318373650085146" calcext:value-type="float">
            <text:p>-0.318373650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n Memory Calc</text:p>
          </table:table-cell>
          <table:table-cell table:number-columns-repeated="1023"/>
        </table:table-row>
        <table:table-row table:style-name="ro1">
          <table:table-cell/>
          <table:table-cell table:style-name="ce7" table:formula="of:=ABS([.B18]) - SUM([.B20:.B21])" office:value-type="float" office:value="0.0103982112900403" calcext:value-type="float">
            <text:p>0.0104</text:p>
          </table:table-cell>
          <table:table-cell table:formula="of:=[.C19]" office:value-type="currency" office:currency="USD" office:value="869.65" calcext:value-type="currency">
            <text:p>$869.65</text:p>
          </table:table-cell>
          <table:table-cell table:formula="of:=[.B25]*[.C25]" office:value-type="currency" office:currency="USD" office:value="9.04280444838359" calcext:value-type="currency">
            <text:p>$9.04</text:p>
          </table:table-cell>
          <table:table-cell table:number-columns-repeated="1020"/>
        </table:table-row>
        <table:table-row table:style-name="ro1">
          <table:table-cell/>
          <table:table-cell table:style-name="ce7" table:formula="of:=ABS([.B13])-SUM([.B15:.B17])" office:value-type="float" office:value="0.0124002012604991" calcext:value-type="float">
            <text:p>0.0124</text:p>
          </table:table-cell>
          <table:table-cell table:formula="of:=[.C14]" office:value-type="currency" office:currency="USD" office:value="672" calcext:value-type="currency">
            <text:p>$672.00</text:p>
          </table:table-cell>
          <table:table-cell table:formula="of:=[.B26]*[.C26]" office:value-type="currency" office:currency="USD" office:value="8.33293524705541" calcext:value-type="currency">
            <text:p>$8.3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D17]/[.B17]" office:value-type="currency" office:currency="USD" office:value="866.666666666667" calcext:value-type="currency">
            <text:p>$866.67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formula="of:=[.D12]/[.B12]" office:value-type="currency" office:currency="USD" office:value="668.75" calcext:value-type="currency">
            <text:p>$668.7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FT-Calculations" table:style-name="ta1">
        <table:table-column table:style-name="co8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Total Assets</text:p>
          </table:table-cell>
          <table:table-cell table:style-name="ce7" table:formula="of:=[.B13]" office:value-type="float" office:value="0.0013111842620122" calcext:value-type="float">
            <text:p>0.0013</text:p>
          </table:table-cell>
          <table:table-cell/>
          <table:table-cell office:value-type="string" calcext:value-type="string" table:number-columns-spanned="3" table:number-rows-spanned="1">
            <text:p>SUM of Current Assets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Total Paid</text:p>
          </table:table-cell>
          <table:table-cell table:style-name="ce4" table:formula="of:=[.D13]" office:value-type="currency" office:currency="USD" office:value="0.51" calcext:value-type="currency">
            <text:p>$0.51</text:p>
          </table:table-cell>
          <table:table-cell table:style-name="ce4"/>
          <table:table-cell office:value-type="string" calcext:value-type="string" table:number-columns-spanned="3" table:number-rows-spanned="1">
            <text:p>Average Total Cost Basis Current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st Average</text:p>
          </table:table-cell>
          <table:table-cell table:style-name="ce4" table:formula="of:=ROUND([.B2]/[.B1]; 2)" office:value-type="currency" office:currency="USD" office:value="388.96" calcext:value-type="currency">
            <text:p>$388.96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Profit / Loss</text:p>
          </table:table-cell>
          <table:table-cell table:style-name="ce4" table:formula="of:=[.B6]-[.B2]" office:value-type="currency" office:currency="USD" office:value="0.0624630487945266" calcext:value-type="currency">
            <text:p>$0.06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% Profit / Loss</text:p>
          </table:table-cell>
          <table:table-cell table:style-name="ce5" table:formula="of:=[.B4]/[.B2]" office:value-type="percentage" office:value="0.122476566263778" calcext:value-type="percentage">
            <text:p>12.25%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urrent Value</text:p>
          </table:table-cell>
          <table:table-cell table:style-name="ce4" table:formula="of:=[.B1]*[.B7]" office:value-type="currency" office:currency="USD" office:value="0.572463048794527" calcext:value-type="currency">
            <text:p>$0.57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Current Price</text:p>
          </table:table-cell>
          <table:table-cell table:style-name="ce4" table:formula="of:=436.6" office:value-type="currency" office:currency="USD" office:value="436.6" calcext:value-type="currency">
            <text:p>$436.60</text:p>
          </table:table-cell>
          <table:table-cell table:style-name="ce4"/>
          <table:table-cell office:value-type="string" calcext:value-type="string" table:number-columns-spanned="3" table:number-rows-spanned="1">
            <text:p>Manually Entered Price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Date Acquired</text:p>
          </table:table-cell>
          <table:table-cell table:style-name="ce1" office:value-type="string" calcext:value-type="string">
            <text:p>Number of Coins</text:p>
          </table:table-cell>
          <table:table-cell table:style-name="ce1" office:value-type="string" calcext:value-type="string">
            <text:p>Exchange Price</text:p>
          </table:table-cell>
          <table:table-cell table:style-name="ce1" office:value-type="string" calcext:value-type="string">
            <text:p>Cost Basis</text:p>
          </table:table-cell>
          <table:table-cell table:style-name="ce1" office:value-type="string" calcext:value-type="string">
            <text:p>Current Value</text:p>
          </table:table-cell>
          <table:table-cell table:style-name="ce1" office:value-type="string" calcext:value-type="string">
            <text:p>Sold Price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Aug-14-2024</text:p>
          </table:table-cell>
          <table:table-cell table:style-name="ce6" table:formula="of:=SUM([.B14:.B17])" office:value-type="float" office:value="0.0013111842620122" calcext:value-type="float">
            <text:p>0.0013</text:p>
          </table:table-cell>
          <table:table-cell table:style-name="ce8" table:formula="of:=[.D13]/[.B13]" office:value-type="currency" office:currency="USD" office:value="388.961349503488" calcext:value-type="currency">
            <text:p>$388.96</text:p>
          </table:table-cell>
          <table:table-cell table:style-name="ce8" table:formula="of:=ROUNDDOWN(SUM([.D15:.D17])-[.D17]-[.D16]-[.D21]; 2)" office:value-type="currency" office:currency="USD" office:value="0.51" calcext:value-type="currency">
            <text:p>$0.51</text:p>
          </table:table-cell>
          <table:table-cell table:style-name="ce8" table:formula="of:=[.B13]*[.B7]" office:value-type="currency" office:currency="USD" office:value="0.572463048794527" calcext:value-type="currency">
            <text:p>$0.57</text:p>
          </table:table-cell>
          <table:table-cell table:style-name="ce8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Aug-06-2024</text:p>
          </table:table-cell>
          <table:table-cell table:style-name="ce6" table:formula="of:=[.D14]/[.C14]" office:value-type="float" office:value="-0.0707102451288498" calcext:value-type="float">
            <text:p>-0.0707</text:p>
          </table:table-cell>
          <table:table-cell table:style-name="ce8" office:value-type="currency" office:currency="USD" office:value="413.66" calcext:value-type="currency">
            <text:p>$413.66</text:p>
          </table:table-cell>
          <table:table-cell table:style-name="ce8" table:formula="of:=-29.25" office:value-type="currency" office:currency="USD" office:value="-29.25" calcext:value-type="currency">
            <text:p>-$29.25</text:p>
          </table:table-cell>
          <table:table-cell table:style-name="ce8"/>
          <table:table-cell table:style-name="ce8" office:value-type="currency" office:currency="USD" office:value="29.25" calcext:value-type="currency">
            <text:p>$29.25</text:p>
          </table:table-cell>
          <table:table-cell table:style-name="ce4" office:value-type="string" calcext:value-type="string">
            <text:p>Remainder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Aug-14-2024</text:p>
          </table:table-cell>
          <table:table-cell table:style-name="ce6" table:formula="of:=[.D15]/[.C15]" office:value-type="float" office:value="0.0250126326427489" calcext:value-type="float">
            <text:p>0.0250</text:p>
          </table:table-cell>
          <table:table-cell table:style-name="ce8" office:value-type="currency" office:currency="USD" office:value="395.8" calcext:value-type="currency">
            <text:p>$395.80</text:p>
          </table:table-cell>
          <table:table-cell table:style-name="ce8" table:formula="of:=9.9" office:value-type="currency" office:currency="USD" office:value="9.9" calcext:value-type="currency">
            <text:p>$9.90</text:p>
          </table:table-cell>
          <table:table-cell table:style-name="ce8" table:formula="of:=[.B15]*[.B7]" office:value-type="currency" office:currency="USD" office:value="10.9205154118242" calcext:value-type="currency">
            <text:p>$10.92</text:p>
          </table:table-cell>
          <table:table-cell table:style-name="ce8"/>
          <table:table-cell table:style-name="ce19" table:formula="of:=SUM([.B15:.B17])/[.B14]" office:value-type="float" office:value="-1.01854305920766" calcext:value-type="float">
            <text:p>-1.01854305920766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Aug-02-2024</text:p>
          </table:table-cell>
          <table:table-cell table:style-name="ce6" table:formula="of:=[.D16]/[.C16]" office:value-type="float" office:value="0.0240120306683431" calcext:value-type="float">
            <text:p>0.0240</text:p>
          </table:table-cell>
          <table:table-cell table:style-name="ce8" office:value-type="currency" office:currency="USD" office:value="405.63" calcext:value-type="currency">
            <text:p>$405.63</text:p>
          </table:table-cell>
          <table:table-cell table:style-name="ce8" table:formula="of:=9.74" office:value-type="currency" office:currency="USD" office:value="9.74" calcext:value-type="currency">
            <text:p>$9.74</text:p>
          </table:table-cell>
          <table:table-cell table:style-name="ce8" table:formula="of:=[.B16]*[.B7]" office:value-type="currency" office:currency="USD" office:value="10.4836525897986" calcext:value-type="currency">
            <text:p>$10.48</text:p>
          </table:table-cell>
          <table:table-cell table:style-name="ce8"/>
          <table:table-cell table:style-name="ce19" table:formula="of:=SUM([.B16:.B17])/[.B14]" office:value-type="float" office:value="-0.664808850011093" calcext:value-type="float">
            <text:p>-0.664808850011093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Jul-31-2024</text:p>
          </table:table-cell>
          <table:table-cell table:style-name="ce6" table:formula="of:=[.D17]/[.C17]" office:value-type="float" office:value="0.02299676607977" calcext:value-type="float">
            <text:p>0.0230</text:p>
          </table:table-cell>
          <table:table-cell table:style-name="ce8" office:value-type="currency" office:currency="USD" office:value="417.45" calcext:value-type="currency">
            <text:p>$417.45</text:p>
          </table:table-cell>
          <table:table-cell table:style-name="ce8" table:formula="of:=9.6" office:value-type="currency" office:currency="USD" office:value="9.6" calcext:value-type="currency">
            <text:p>$9.60</text:p>
          </table:table-cell>
          <table:table-cell table:style-name="ce8" table:formula="of:=[.B17]*[.B7]" office:value-type="currency" office:currency="USD" office:value="10.0403880704276" calcext:value-type="currency">
            <text:p>$10.04</text:p>
          </table:table-cell>
          <table:table-cell table:style-name="ce8"/>
          <table:table-cell table:style-name="ce19" table:formula="of:=[.B17]/[.B14]" office:value-type="float" office:value="-0.32522537629257" calcext:value-type="float">
            <text:p>-0.32522537629257</text:p>
          </table:table-cell>
          <table:table-cell table:style-name="ce2" table:number-columns-repeated="1017"/>
        </table:table-row>
        <table:table-row table:style-name="ro1" table:number-rows-repeated="2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In Memory Calc</text:p>
          </table:table-cell>
          <table:table-cell/>
          <table:table-cell table:style-name="ce4" table:number-columns-repeated="2"/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/>
          <table:table-cell table:style-name="ce7" table:formula="of:=ABS([.B14]) - SUM([.B16:.B17])" office:value-type="float" office:value="0.0237014483807367" calcext:value-type="float">
            <text:p>0.0237</text:p>
          </table:table-cell>
          <table:table-cell table:style-name="ce4" table:formula="of:=[.C15]" office:value-type="currency" office:currency="USD" office:value="395.8" calcext:value-type="currency">
            <text:p>$395.80</text:p>
          </table:table-cell>
          <table:table-cell table:style-name="ce4" table:formula="of:=[.B21]*[.C21]" office:value-type="currency" office:currency="USD" office:value="9.38103326909557" calcext:value-type="currency">
            <text:p>$9.38</text:p>
          </table:table-cell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/>
          <table:table-cell/>
          <table:table-cell table:style-name="ce4" table:number-columns-repeated="2"/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float" office:value="0.0013" calcext:value-type="float">
            <text:p>0.0013</text:p>
          </table:table-cell>
          <table:table-cell table:style-name="ce8" table:formula="of:=[.D24]/[.B24]" office:value-type="currency" office:currency="USD" office:value="392.307692307692" calcext:value-type="currency">
            <text:p>$392.31</text:p>
          </table:table-cell>
          <table:table-cell table:style-name="ce8" office:value-type="currency" office:currency="USD" office:value="0.51" calcext:value-type="currency">
            <text:p>$0.51</text:p>
          </table:table-cell>
          <table:table-cell table:style-name="ce8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/>
          <table:table-cell table:style-name="ce6"/>
          <table:table-cell table:style-name="ce8" table:number-columns-repeated="4"/>
          <table:table-cell table:style-name="ce4"/>
          <table:table-cell table:number-columns-repeated="1017"/>
        </table:table-row>
        <table:table-row table:style-name="ro1" table:number-rows-repeated="4">
          <table:table-cell table:style-name="ce2"/>
          <table:table-cell table:style-name="ce7"/>
          <table:table-cell table:style-name="ce4" table:number-columns-repeated="3"/>
          <table:table-cell/>
          <table:table-cell table:style-name="ce9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4" table:number-columns-repeated="4"/>
          <table:table-cell table:number-columns-repeated="1018"/>
        </table:table-row>
        <table:table-row table:style-name="ro1" table:number-rows-repeated="3">
          <table:table-cell table:style-name="ce2"/>
          <table:table-cell table:style-name="ce7"/>
          <table:table-cell table:style-name="ce4" table:number-columns-repeated="3"/>
          <table:table-cell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/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"/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4" table:number-columns-repeated="3"/>
          <table:table-cell table:number-columns-repeated="1019"/>
        </table:table-row>
        <table:table-row table:style-name="ro1" table:number-rows-repeated="2">
          <table:table-cell table:style-name="ce2"/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/>
          <table:table-cell table:style-name="ce4"/>
          <table:table-cell/>
          <table:table-cell table:style-name="ce4"/>
          <table:table-cell table:number-columns-repeated="1019"/>
        </table:table-row>
        <table:table-row table:style-name="ro1">
          <table:table-cell table:style-name="ce2"/>
          <table:table-cell/>
          <table:table-cell table:style-name="ce4" table:number-columns-repeated="3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62">
      <number:number number:decimal-places="1" number:min-decimal-places="1" number:min-integer-digits="1"/>
      <number:text>%</number:text>
    </number:percentage-style>
    <number:number-style style:name="N161">
      <number:number number:decimal-places="4" number:min-decimal-places="4" number:min-integer-digits="1"/>
    </number:number-style>
    <number:currency-style style:name="N160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60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60P0"/>
    </number:currency-style>
    <number:number-style style:name="N158">
      <number:number number:decimal-places="1" number:min-decimal-places="1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6">
      <number:number number:decimal-places="7" number:min-decimal-places="7" number:min-integer-digits="1"/>
    </number:number-style>
    <number:number-style style:name="N155">
      <number:number number:decimal-places="13" number:min-decimal-places="13" number:min-integer-digits="1"/>
    </number:number-style>
    <number:number-style style:name="N154">
      <number:number number:decimal-places="15" number:min-decimal-places="15" number:min-integer-digits="1"/>
    </number:number-style>
    <number:number-style style:name="N153">
      <number:number number:decimal-places="14" number:min-decimal-places="14" number:min-integer-digits="1"/>
    </number:number-style>
    <number:number-style style:name="N152">
      <number:number number:decimal-places="8" number:min-decimal-places="8" number:min-integer-digits="1"/>
    </number:number-style>
    <number:currency-style style:name="N151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51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51P0"/>
    </number:currency-style>
    <number:currency-style style:name="N14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9P0"/>
    </number:currency-style>
    <number:number-style style:name="N147">
      <number:number number:decimal-places="10" number:min-decimal-places="10" number:min-integer-digits="1"/>
    </number:number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">
      <number:number number:decimal-places="6" number:min-decimal-places="6" number:min-integer-digits="1"/>
    </number:number-style>
    <number:number-style style:name="N141">
      <number:number number:decimal-places="9" number:min-decimal-places="9" number:min-integer-digits="1"/>
    </number:number-style>
    <number:currency-style style:name="N140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40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40P0"/>
    </number:currency-style>
    <number:currency-style style:name="N13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8P0"/>
    </number:currency-style>
    <number:number-style style:name="N136">
      <number:number number:decimal-places="12" number:min-decimal-places="12" number:min-integer-digits="1"/>
    </number:number-style>
    <number:currency-style style:name="N13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5P0"/>
    </number:currency-style>
    <number:number-style style:name="N133">
      <number:number number:decimal-places="5" number:min-decimal-places="5" number:min-integer-digits="1" number:grouping="true"/>
    </number:number-style>
    <number:number-style style:name="N132">
      <number:number number:decimal-places="17" number:min-decimal-places="17" number:min-integer-digits="1"/>
    </number:number-style>
    <number:number-style style:name="N131">
      <number:number number:decimal-places="18" number:min-decimal-places="18" number:min-integer-digits="1"/>
    </number:number-style>
    <number:number-style style:name="N130">
      <number:number number:decimal-places="19" number:min-decimal-places="19" number:min-integer-digits="1"/>
    </number:number-style>
    <number:time-style style:name="N129">
      <number:minutes number:style="long"/>
      <number:text>:</number:text>
      <number:seconds number:style="long" number:decimal-places="1"/>
    </number:time-style>
    <number:number-style style:name="N128">
      <number:number number:decimal-places="16" number:min-decimal-places="16" number:min-integer-digits="1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">
      <number:number number:decimal-places="11" number:min-decimal-places="11" number:min-integer-digits="1"/>
    </number:number-style>
    <number:time-style style:name="N125">
      <number:minutes number:style="long"/>
      <number:text>:</number:text>
      <number:seconds number:style="long"/>
    </number:time-style>
    <number:number-style style:name="N124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2">
      <number:number number:decimal-places="3" number:min-decimal-places="3" number:min-integer-digits="1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1P0"/>
    </number:currency-style>
    <number:currency-style style:name="N1015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2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date-style style:name="N10129" number:language="en" number:country="US"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2:54:35.784437391</meta:creation-date>
    <dc:date>2024-12-23T00:37:00.595369116</dc:date>
    <meta:editing-duration>P1DT15H5M17S</meta:editing-duration>
    <meta:editing-cycles>43</meta:editing-cycles>
    <meta:generator>LibreOffice/7.3.7.2$Linux_X86_64 LibreOffice_project/30$Build-2</meta:generator>
    <meta:document-statistic meta:table-count="2" meta:cell-count="149" meta:object-count="0"/>
  </office:meta>
</office:document-meta>
</file>